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25" draw:style-name="gr2" draw:text-style-name="P1" svg:x1="1.0374in" svg:y1="2.7717in" svg:x2="2.722in" svg:y2="0.7445in"><text:p/></draw:line><draw:line text:anchor-type="paragraph" draw:z-index="24" draw:style-name="gr2" draw:text-style-name="P1" svg:x1="1.0374in" svg:y1="2.7717in" svg:x2="2.574in" svg:y2="2.1772in"><text:p/></draw:line><draw:line text:anchor-type="paragraph" draw:z-index="23" draw:style-name="gr2" draw:text-style-name="P1" svg:x1="2.5744in" svg:y1="2.1772in" svg:x2="4.3606in" svg:y2="2.8445in"><text:p/></draw:line><draw:line text:anchor-type="paragraph" draw:z-index="22" draw:style-name="gr2" draw:text-style-name="P1" svg:x1="2.439in" svg:y1="2.839in" svg:x2="2.5744in" svg:y2="2.1772in"><text:p/></draw:line><draw:line text:anchor-type="paragraph" draw:z-index="21" draw:style-name="gr2" draw:text-style-name="P1" svg:x1="2.522in" svg:y1="3.3902in" svg:x2="3.1055in" svg:y2="3.6713in"><text:p/></draw:line><draw:line text:anchor-type="paragraph" draw:z-index="20" draw:style-name="gr2" draw:text-style-name="P1" svg:x1="2.522in" svg:y1="3.3902in" svg:x2="2.5374in" svg:y2="4.2028in"><text:p/></draw:line><draw:line text:anchor-type="paragraph" draw:z-index="19" draw:style-name="gr2" draw:text-style-name="P1" svg:x1="2.522in" svg:y1="3.3902in" svg:x2="1.8291in" svg:y2="3.661in"><text:p/></draw:line><draw:rect text:anchor-type="paragraph" draw:z-index="18" draw:style-name="gr1" draw:text-style-name="P1" svg:width="1.176in" svg:height="0.5516in" svg:x="0.2362in" svg:y="2.7717in"><text:p text:style-name="P2"><text:span text:style-name="T1">NVLC</text:span></text:p></draw:rect><draw:rect text:anchor-type="paragraph" draw:z-index="17" draw:style-name="gr1" draw:text-style-name="P1" svg:width="0.8543in" svg:height="0.2823in" svg:x="2.6783in" svg:y="3.6717in"><text:p text:style-name="P2"><text:span text:style-name="T1">OpenCvSharp</text:span></text:p></draw:rect><draw:rect text:anchor-type="paragraph" draw:z-index="16" draw:style-name="gr1" draw:text-style-name="P1" svg:width="0.9531in" svg:height="0.2823in" svg:x="1.3665in" svg:y="3.661in"><text:p text:style-name="P2"><text:span text:style-name="T1">OpenCvDotNet</text:span></text:p></draw:rect><draw:rect text:anchor-type="paragraph" draw:z-index="15" draw:style-name="gr1" draw:text-style-name="P1" svg:width="0.6461in" svg:height="0.2661in" svg:x="2.2209in" svg:y="4.2028in"><text:p text:style-name="P3"><text:span text:style-name="T1">Emgu CV</text:span></text:p></draw:rect><draw:rect text:anchor-type="paragraph" draw:z-index="14" draw:style-name="gr1" draw:text-style-name="P1" svg:width="1.176in" svg:height="0.5516in" svg:x="1.9134in" svg:y="2.839in"><text:p text:style-name="P2"><text:span text:style-name="T1">OpenCv</text:span></text:p></draw:rect><draw:line text:anchor-type="paragraph" draw:z-index="13" draw:style-name="gr2" draw:text-style-name="P1" svg:x1="3.7728in" svg:y1="0.9799in" svg:x2="2.722in" svg:y2="1.5673in"><text:p/></draw:line><draw:line text:anchor-type="paragraph" draw:z-index="12" draw:style-name="gr2" draw:text-style-name="P1" svg:x1="2.722in" svg:y1="0.7445in" svg:x2="0.8547in" svg:y2="1.5673in"><text:p/></draw:line><draw:line text:anchor-type="paragraph" draw:z-index="11" draw:style-name="gr2" draw:text-style-name="P1" svg:x1="3.7728in" svg:y1="0.9799in" svg:x2="4.3602in" svg:y2="2.8445in"><text:p/></draw:line><draw:line text:anchor-type="paragraph" draw:z-index="10" draw:style-name="gr2" draw:text-style-name="P1" svg:x1="4.7201in" svg:y1="3.3957in" svg:x2="4.3602in" svg:y2="3.8122in"><text:p/></draw:line><draw:line text:anchor-type="paragraph" draw:z-index="9" draw:style-name="gr2" draw:text-style-name="P1" svg:x1="3.7728in" svg:y1="1.0098in" svg:x2="4.8449in" svg:y2="1.639in"><text:p/></draw:line><draw:line text:anchor-type="paragraph" draw:z-index="8" draw:style-name="gr2" draw:text-style-name="P1" svg:x1="3.7728in" svg:y1="1.0098in" svg:x2="5.8866in" svg:y2="1.639in"><text:p/></draw:line><draw:line text:anchor-type="paragraph" draw:z-index="7" draw:style-name="gr2" draw:text-style-name="P1" svg:x1="2.5744in" svg:y1="2.1772in" svg:x2="4.3606in" svg:y2="3.8126in"><text:p/></draw:line><draw:rect text:anchor-type="paragraph" draw:z-index="6" draw:style-name="gr1" draw:text-style-name="P1" svg:width="1.176in" svg:height="0.5516in" svg:x="3.9555in" svg:y="3.8126in"><text:p text:style-name="P2"><text:span text:style-name="T1">Aforge.NET</text:span></text:p></draw:rect><draw:rect text:anchor-type="paragraph" draw:z-index="5" draw:style-name="gr1" draw:text-style-name="P1" svg:width="1.176in" svg:height="0.5516in" svg:x="3.9909in" svg:y="2.8445in"><text:p text:style-name="P2"><text:span text:style-name="T1">Ffmpeg</text:span></text:p></draw:rect><draw:rect text:anchor-type="paragraph" draw:z-index="4" draw:style-name="gr1" draw:text-style-name="P1" svg:width="1.2898in" svg:height="0.6461in" svg:x="0.1028in" svg:y="1.5673in"><text:p text:style-name="P2"><text:span text:style-name="T1">Media Foundation</text:span></text:p></draw:rect><draw:rect text:anchor-type="paragraph" draw:z-index="3" draw:style-name="gr1" draw:text-style-name="P1" svg:width="1.2134in" svg:height="0.6197in" svg:x="5.4236in" svg:y="1.639in"><text:p text:style-name="P2"><text:span text:style-name="T1">Video for Windows</text:span></text:p></draw:rect><draw:rect text:anchor-type="paragraph" draw:z-index="2" draw:style-name="gr1" draw:text-style-name="P1" svg:width="1.0004in" svg:height="0.6197in" svg:x="4.2201in" svg:y="1.6138in"><text:p text:style-name="P2"><text:span text:style-name="T1">AVICAP32.DLL</text:span></text:p></draw:rect><draw:rect text:anchor-type="paragraph" draw:z-index="1" draw:style-name="gr1" draw:text-style-name="P1" svg:width="1.2425in" svg:height="0.6252in" svg:x="2.1425in" svg:y="1.552in"><text:p text:style-name="P1">DirectShow</text:p></draw:rect><draw:rect text:anchor-type="paragraph" draw:z-index="0" draw:style-name="gr1" draw:text-style-name="P1" svg:width="1.8752in" svg:height="0.6776in" svg:x="2.722in" svg:y="0.3327in"><text:p text:style-name="P1">ПК</text:p><text:p text:style-name="P1"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3:48:33.790852607</meta:creation-date>
    <meta:print-date>2015-02-22T14:05:14.085699875</meta:print-date>
    <dc:date>2015-02-22T15:29:19.297320168</dc:date>
    <meta:editing-duration>P0D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